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uclid Circular A" svg:font-family="'Euclid Circular A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enlo, monospace"/>
  </office:font-face-decls>
  <office:automatic-styles>
    <style:style style:name="P1" style:family="paragraph" style:parent-style-name="Standard">
      <style:text-properties officeooo:rsid="001f9dea" officeooo:paragraph-rsid="001f9dea"/>
    </style:style>
    <style:style style:name="P2" style:family="paragraph" style:parent-style-name="Standard">
      <style:text-properties officeooo:rsid="00212769" officeooo:paragraph-rsid="00212769"/>
    </style:style>
    <style:style style:name="P3" style:family="paragraph" style:parent-style-name="Standard">
      <style:text-properties officeooo:rsid="0022bbe4" officeooo:paragraph-rsid="0022bbe4"/>
    </style:style>
    <style:style style:name="P4" style:family="paragraph" style:parent-style-name="Standard">
      <style:text-properties fo:font-size="18pt" officeooo:rsid="0022bbe4" officeooo:paragraph-rsid="0022bbe4" style:font-size-asian="18pt" style:font-size-complex="18pt"/>
    </style:style>
    <style:style style:name="P5" style:family="paragraph" style:parent-style-name="Standard">
      <style:text-properties fo:font-size="18pt" officeooo:rsid="00212769" officeooo:paragraph-rsid="00212769" style:font-size-asian="18pt" style:font-size-complex="18pt"/>
    </style:style>
    <style:style style:name="P6" style:family="paragraph" style:parent-style-name="Standard">
      <style:text-properties fo:font-size="18pt" officeooo:rsid="001f9dea" officeooo:paragraph-rsid="001f9dea" style:font-size-asian="18pt" style:font-size-complex="18pt"/>
    </style:style>
    <style:style style:name="P7" style:family="paragraph" style:parent-style-name="Standard">
      <style:text-properties fo:font-size="18pt" officeooo:rsid="00245966" officeooo:paragraph-rsid="00245966" style:font-size-asian="18pt" style:font-size-complex="18pt"/>
    </style:style>
    <style:style style:name="P8" style:family="paragraph" style:parent-style-name="Standard">
      <style:text-properties fo:font-size="18pt" officeooo:rsid="0024c395" officeooo:paragraph-rsid="0024c395" style:font-size-asian="18pt" style:font-size-complex="18pt"/>
    </style:style>
    <style:style style:name="P9" style:family="paragraph" style:parent-style-name="Standard">
      <style:text-properties fo:font-size="18pt" officeooo:rsid="00270ad7" officeooo:paragraph-rsid="00270ad7" style:font-size-asian="18pt" style:font-size-complex="18pt"/>
    </style:style>
    <style:style style:name="P10" style:family="paragraph" style:parent-style-name="Standard">
      <style:text-properties fo:font-size="18pt" officeooo:rsid="00270ad7" officeooo:paragraph-rsid="001f9dea" style:font-size-asian="18pt" style:font-size-complex="18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2pt" officeooo:rsid="0022bbe4" officeooo:paragraph-rsid="0022bbe4" style:font-size-asian="12pt" style:font-size-complex="12pt"/>
    </style:style>
    <style:style style:name="P13" style:family="paragraph" style:parent-style-name="Standard">
      <style:text-properties fo:font-size="12pt" officeooo:rsid="00245966" officeooo:paragraph-rsid="00245966" style:font-size-asian="12pt" style:font-size-complex="12pt"/>
    </style:style>
    <style:style style:name="P14" style:family="paragraph" style:parent-style-name="Standard">
      <style:text-properties fo:font-size="12pt" officeooo:rsid="0024c395" officeooo:paragraph-rsid="0024c395" style:font-size-asian="12pt" style:font-size-complex="12pt"/>
    </style:style>
    <style:style style:name="P15" style:family="paragraph" style:parent-style-name="Standard">
      <style:text-properties fo:font-size="12pt" officeooo:rsid="00245966" officeooo:paragraph-rsid="00245966" style:font-size-asian="10.5pt" style:font-size-complex="12pt"/>
    </style:style>
    <style:style style:name="P16" style:family="paragraph" style:parent-style-name="Standard">
      <style:text-properties fo:font-size="16pt" officeooo:rsid="00245966" officeooo:paragraph-rsid="00245966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270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9"/>
      <text:p text:style-name="P6">1<text:span text:style-name="T3">)</text:span></text:p>
      <text:p text:style-name="P1">sudo apt-get install gnupg curl</text:p>
      <text:p text:style-name="P1"/>
      <text:p text:style-name="P6">2</text:p>
      <text:p text:style-name="P1">echo "deb [ arch=amd64,arm64 signed-by=/usr/share/keyrings/mongodb-server-7.0.gpg ] https://repo.mongodb.org/apt/ubuntu jammy/mongodb-org/7.0 multiverse" | sudo tee /etc/apt/sources.list.d/mongodb-org-7.0.list</text:p>
      <text:p text:style-name="P1"/>
      <text:p text:style-name="P6">3</text:p>
      <text:p text:style-name="P1">sudo apt-get update</text:p>
      <text:p text:style-name="P1"/>
      <text:p text:style-name="P6">4</text:p>
      <text:p text:style-name="P1">sudo apt-get install -y mongodb-org</text:p>
      <text:p text:style-name="P1"/>
      <text:p text:style-name="P6">5</text:p>
      <text:p text:style-name="P1">sudo systemctl start mongod</text:p>
      <text:p text:style-name="P1">sudo systemctl daemon-reload</text:p>
      <text:p text:style-name="P1">sudo systemctl status mongod</text:p>
      <text:p text:style-name="P1">sudo systemctl enable mongod</text:p>
      <text:p text:style-name="P1">sudo systemctl stop mongod</text:p>
      <text:p text:style-name="P1">sudo systemctl restart mongod</text:p>
      <text:p text:style-name="P1">test&gt; </text:p>
      <text:p text:style-name="P6">6)</text:p>
      <text:p text:style-name="P1"/>
      <text:p text:style-name="P1">test&gt; show dbs</text:p>
      <text:p text:style-name="P1">admin <text:s text:c="2"/>40.00 KiB</text:p>
      <text:p text:style-name="P1">config <text:s/>60.00 KiB</text:p>
      <text:p text:style-name="P1">local <text:s text:c="2"/>72.00 KiB</text:p>
      <text:p text:style-name="P1">test&gt; </text:p>
      <text:p text:style-name="P5">7)</text:p>
      <text:p text:style-name="P2">test&gt; use cdac</text:p>
      <text:p text:style-name="P2">switched to db cdac</text:p>
      <text:p text:style-name="P5">8)</text:p>
      <text:p text:style-name="P2">cdac&gt; db.createCollection("liberary")</text:p>
      <text:p text:style-name="P2">{ ok: 1 }</text:p>
      <text:p text:style-name="P5">9)</text:p>
      <text:p text:style-name="P2">cdac&gt; db.createCollection("liberary")</text:p>
      <text:p text:style-name="P2">{ ok: 1 }</text:p>
      <text:p text:style-name="P5">10)</text:p>
      <text:p text:style-name="P2"/>
      <text:p text:style-name="P1">cdac&gt; db.liberary.find()</text:p>
      <text:p text:style-name="P1">[</text:p>
      <text:p text:style-name="P1"><text:s text:c="2"/>{</text:p>
      <text:p text:style-name="P1"><text:s text:c="4"/>_id: ObjectId('65f564f4a110493feddb83b0'),</text:p>
      <text:p text:style-name="P1"><text:soft-page-break/><text:s text:c="4"/>title: 'mongodb programing',</text:p>
      <text:p text:style-name="P1"><text:s text:c="4"/>auther: 'atharva',</text:p>
      <text:p text:style-name="P1"><text:s text:c="4"/>likes: 100</text:p>
      <text:p text:style-name="P1"><text:s text:c="2"/>}</text:p>
      <text:p text:style-name="P1">]</text:p>
      <text:p text:style-name="P1">cdac&gt; </text:p>
      <text:p text:style-name="P4">11)</text:p>
      <text:p text:style-name="P3">cdac&gt; db.liberary.find()</text:p>
      <text:p text:style-name="P3">[</text:p>
      <text:p text:style-name="P3"><text:s text:c="2"/>{</text:p>
      <text:p text:style-name="P3"><text:s text:c="4"/>_id: ObjectId('65f564f4a110493feddb83b0'),</text:p>
      <text:p text:style-name="P3"><text:s text:c="4"/>title: 'mongodb programing',</text:p>
      <text:p text:style-name="P3"><text:s text:c="4"/>auther: 'atharva',</text:p>
      <text:p text:style-name="P3"><text:s text:c="4"/>likes: 100</text:p>
      <text:p text:style-name="P3"><text:s text:c="2"/>}</text:p>
      <text:p text:style-name="P3">]</text:p>
      <text:p text:style-name="P3">cdac&gt; <text:line-break/><text:span text:style-name="T2">12)</text:span></text:p>
      <text:p text:style-name="P3">cdac&gt;</text:p>
      <text:p text:style-name="P3"><text:s text:c="2"/>{</text:p>
      <text:p text:style-name="P3"><text:s text:c="4"/>_id: ObjectId('65f565faa110493feddb83b1'),</text:p>
      <text:p text:style-name="P3"><text:s text:c="4"/>title: 'mysql programming',</text:p>
      <text:p text:style-name="P3"><text:s text:c="4"/>auheor: [ 'jack', 'jill' ],</text:p>
      <text:p text:style-name="P3"><text:s text:c="4"/>likes: 200</text:p>
      <text:p text:style-name="P3"><text:s text:c="2"/>}</text:p>
      <text:p text:style-name="P3">]</text:p>
      <text:p text:style-name="P11">13)</text:p>
      <text:p text:style-name="P3">cdac&gt; db.liberary.find()</text:p>
      <text:p text:style-name="P3">[</text:p>
      <text:p text:style-name="P3"><text:s text:c="2"/>{</text:p>
      <text:p text:style-name="P3"><text:s text:c="4"/>_id: ObjectId('65f564f4a110493feddb83b0'),</text:p>
      <text:p text:style-name="P3"><text:s text:c="4"/>title: 'mongodb programing',</text:p>
      <text:p text:style-name="P3"><text:s text:c="4"/>auther: 'atharva',</text:p>
      <text:p text:style-name="P3"><text:s text:c="4"/>likes: 100</text:p>
      <text:p text:style-name="P3"><text:s text:c="2"/>},</text:p>
      <text:p text:style-name="P3"><text:s text:c="2"/>{</text:p>
      <text:p text:style-name="P3"><text:s text:c="4"/>_id: ObjectId('65f565faa110493feddb83b1'),</text:p>
      <text:p text:style-name="P3"><text:s text:c="4"/>title: 'mysql programming',</text:p>
      <text:p text:style-name="P3"><text:s text:c="4"/>auheor: [ 'jack', 'jill' ],</text:p>
      <text:p text:style-name="P3"><text:s text:c="4"/>likes: 200</text:p>
      <text:p text:style-name="P3"><text:s text:c="2"/>}</text:p>
      <text:p text:style-name="P3">]</text:p>
      <text:p text:style-name="P4">14)</text:p>
      <text:p text:style-name="P12">cdac&gt; db.liberary.findOne()</text:p>
      <text:p text:style-name="P12">{</text:p>
      <text:p text:style-name="P12"><text:s text:c="2"/>_id: ObjectId('65f564f4a110493feddb83b0'),</text:p>
      <text:p text:style-name="P12"><text:s text:c="2"/>title: 'mongodb programing',</text:p>
      <text:p text:style-name="P12"><text:s text:c="2"/>auther: 'atharva',</text:p>
      <text:p text:style-name="P12"><text:s text:c="2"/>likes: 100</text:p>
      <text:p text:style-name="P13">}</text:p>
      <text:p text:style-name="P13"><text:soft-page-break/></text:p>
      <text:p text:style-name="P7">15)</text:p>
      <text:p text:style-name="P15">cdac&gt; db.liberary.find().pretty()</text:p>
      <text:p text:style-name="P15">[</text:p>
      <text:p text:style-name="P15"><text:s text:c="2"/>{</text:p>
      <text:p text:style-name="P15"><text:s text:c="4"/>_id: ObjectId('65f564f4a110493feddb83b0'),</text:p>
      <text:p text:style-name="P15"><text:s text:c="4"/>title: 'mongodb programing',</text:p>
      <text:p text:style-name="P15"><text:s text:c="4"/>auther: 'atharva',</text:p>
      <text:p text:style-name="P15"><text:s text:c="4"/>likes: 100</text:p>
      <text:p text:style-name="P15"><text:s text:c="2"/>},</text:p>
      <text:p text:style-name="P15"><text:s text:c="2"/>{</text:p>
      <text:p text:style-name="P15"><text:s text:c="4"/>_id: ObjectId('65f565faa110493feddb83b1'),</text:p>
      <text:p text:style-name="P15"><text:s text:c="4"/>title: 'mysql programming',</text:p>
      <text:p text:style-name="P15"><text:s text:c="4"/>auheor: [ 'jack', 'jill' ],</text:p>
      <text:p text:style-name="P15"><text:s text:c="4"/>likes: 200</text:p>
      <text:p text:style-name="P15"><text:s text:c="2"/>}</text:p>
      <text:p text:style-name="P15">]</text:p>
      <text:p text:style-name="P16">16)</text:p>
      <text:p text:style-name="P15">cdac&gt; db.liberary.update({author: 'atharva'},{$set:{author: 'sameer'}})</text:p>
      <text:p text:style-name="P15">DeprecationWarning: Collection.update() is deprecated. Use updateOne, updateMany, or bulkWrite.</text:p>
      <text:p text:style-name="P15">{</text:p>
      <text:p text:style-name="P15"><text:s text:c="2"/>acknowledged: true,</text:p>
      <text:p text:style-name="P15"><text:s text:c="2"/>insertedId: null,</text:p>
      <text:p text:style-name="P15"><text:s text:c="2"/>matchedCount: 0,</text:p>
      <text:p text:style-name="P15"><text:s text:c="2"/>modifiedCount: 0,</text:p>
      <text:p text:style-name="P15"><text:s text:c="2"/>upsertedCount: 0</text:p>
      <text:p text:style-name="P15">}</text:p>
      <text:p text:style-name="P7">17)</text:p>
      <text:p text:style-name="P15">db.liberary.remove({likes:100})</text:p>
      <text:p text:style-name="P15">DeprecationWarning: Collection.remove() is deprecated. Use deleteOne, deleteMany, findOneAndDelete, or bulkWrite.</text:p>
      <text:p text:style-name="P15">{ acknowledged: true, deletedCount: 1 }</text:p>
      <text:p text:style-name="P8">18)</text:p>
      <text:p text:style-name="P14">cdac&gt; db.liberary.drop()</text:p>
      <text:p text:style-name="P14">true</text:p>
      <text:p text:style-name="P8">19)</text:p>
      <text:p text:style-name="P14">cdac&gt; db.dropDatabase()</text:p>
      <text:p text:style-name="P14">{ ok: 1, dropped: 'cdac' }</text:p>
      <text:p text:style-name="P8">20)</text:p>
      <text:p text:style-name="P14">cdac&gt; db.liberary.drop()</text:p>
      <text:p text:style-name="P14">true</text:p>
      <text:p text:style-name="P14">cdac&gt; db.dropDatabase()</text:p>
      <text:p text:style-name="P14">{ ok: 1, dropped: 'cdac' }</text:p>
      <text:p text:style-name="P8">cdac&gt; <text:span text:style-name="T1">show dbs</text:span></text:p>
      <text:p text:style-name="P14">admin <text:s text:c="3"/>40.00 KiB</text:p>
      <text:p text:style-name="P14">config <text:s/>108.00 KiB</text:p>
      <text:p text:style-name="P14">local <text:s text:c="3"/>72.00 KiB</text:p>
      <text:p text:style-name="P8">cdac&gt; <text:span text:style-name="T1">exit</text:span></text:p>
      <text:p text:style-name="P14"><text:soft-page-break/>sunbeam@sunbeam-infotech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uclid Circular A" svg:font-family="'Euclid Circular A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4:29:19.963635200</meta:creation-date>
    <dc:date>2024-03-16T15:37:13.636069508</dc:date>
    <meta:editing-duration>PT15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32" meta:word-count="300" meta:character-count="2548" meta:non-whitespace-character-count="2205"/>
  </office:meta>
</office:document-meta>
</file>